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T1" style:family="text">
      <style:text-properties officeooo:rsid="000946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on Pepito Grillo</text:span>, secretari de l'<text:span text:style-name="T1">IES Joan Ramis i Ramis</text:span>,</text:p>
      <text:p text:style-name="P1"/>
      <text:p text:style-name="P1"/>
      <text:p text:style-name="P1">CERTIFIC: Que, <text:span text:style-name="T1">aquests alumnes cursen 1r de SMX a l’IES Joan Ramis i Ramis</text:span></text:p>
      <text:p text:style-name="P1"/>
      <text:p text:style-name="P1">I, perquè consti, sign aquest certificat amb el vistiplau del batle.</text:p>
      <text:p text:style-name="P1"/>
      <text:p text:style-name="P1"/>
      <text:p text:style-name="P1"/>
      <text:p text:style-name="P1"><text:span text:style-name="T1">Maó</text:span>, <text:span text:style-name="T1">10</text:span> de <text:span text:style-name="T1">novembre</text:span> de 20<text:span text:style-name="T1">23</text:span></text:p>
      <text:p text:style-name="P1"/>
      <text:p text:style-name="P1">[rúbrica]</text:p>
      <text:p text:style-name="P1"/>
      <text:p text:style-name="P1"/>
      <text:p text:style-name="P1"/>
      <text:p text:style-name="P1">Vist i plau</text:p>
      <text:p text:style-name="P1">El batle</text:p>
      <text:p text:style-name="P1"/>
      <text:p text:style-name="P1">[rúbrica]</text:p>
      <text:p text:style-name="P1"/>
      <text:p text:style-name="P1">Gerard Vinent Sint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8:27:17.445566011</meta:creation-date>
    <dc:date>2023-11-29T08:47:47.200886771</dc:date>
    <meta:editing-duration>PT6M4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51" meta:character-count="283" meta:non-whitespace-character-count="241"/>
  </office:meta>
</office:document-meta>
</file>